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5f4e4" officeooo:paragraph-rsid="0005f4e4"/>
    </style:style>
    <style:style style:name="P2" style:family="paragraph" style:parent-style-name="Standard">
      <style:text-properties officeooo:rsid="0005f4e4" officeooo:paragraph-rsid="0007df9b"/>
    </style:style>
    <style:style style:name="P3" style:family="paragraph" style:parent-style-name="Standard">
      <style:text-properties officeooo:rsid="00060003" officeooo:paragraph-rsid="00060003"/>
    </style:style>
    <style:style style:name="P4" style:family="paragraph" style:parent-style-name="Standard">
      <style:text-properties officeooo:rsid="00070634" officeooo:paragraph-rsid="00070634"/>
    </style:style>
    <style:style style:name="P5" style:family="paragraph" style:parent-style-name="Standard">
      <style:text-properties fo:font-weight="bold" officeooo:rsid="00070634" officeooo:paragraph-rsid="00070634" style:font-weight-asian="bold" style:font-weight-complex="bold"/>
    </style:style>
    <style:style style:name="P6" style:family="paragraph" style:parent-style-name="Standard">
      <style:paragraph-properties fo:text-align="center" style:justify-single-word="false"/>
      <style:text-properties fo:font-weight="bold" officeooo:rsid="00070634" officeooo:paragraph-rsid="00070634" style:font-weight-asian="bold" style:font-weight-complex="bold"/>
    </style:style>
    <style:style style:name="P7" style:family="paragraph" style:parent-style-name="Standard">
      <style:paragraph-properties fo:text-align="start" style:justify-single-word="false"/>
      <style:text-properties fo:font-weight="bold" officeooo:rsid="00070634" officeooo:paragraph-rsid="00070634" style:font-weight-asian="bold" style:font-weight-complex="bold"/>
    </style:style>
    <style:style style:name="P8" style:family="paragraph" style:parent-style-name="Standard">
      <style:text-properties officeooo:rsid="000800d6" officeooo:paragraph-rsid="000800d6"/>
    </style:style>
    <style:style style:name="P9" style:family="paragraph" style:parent-style-name="Standard">
      <style:text-properties officeooo:rsid="000a16f0" officeooo:paragraph-rsid="000a16f0"/>
    </style:style>
    <style:style style:name="P10" style:family="paragraph" style:parent-style-name="Standard">
      <style:text-properties fo:font-weight="bold" officeooo:rsid="000a16f0" officeooo:paragraph-rsid="000a16f0"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92a42" style:font-weight-asian="bold" style:font-weight-complex="bold"/>
    </style:style>
    <style:style style:name="T3" style:family="text">
      <style:text-properties officeooo:rsid="00070634"/>
    </style:style>
    <style:style style:name="T4" style:family="text">
      <style:text-properties officeooo:rsid="0007df9b"/>
    </style:style>
    <style:style style:name="T5" style:family="text">
      <style:text-properties officeooo:rsid="000800d6"/>
    </style:style>
    <style:style style:name="T6" style:family="text">
      <style:text-properties officeooo:rsid="00092a4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Question about source grid:</text:span> </text:p>
      <text:p text:style-name="P3"><text:tab/>Is there a reason why the grids are 532 pixels wide instead of 533 (closer to aspect ratio) and the grid is 4 pixels off center? An even number would allow it to be centered on the screen, but 533 is closer, but you don't do either. Are the pixels on one side left untouched, then you accidentally filled it in for the ones with the border? Surely covering up 3-5 pixels with the bordered version is not on purpose?</text:p>
      <text:p text:style-name="P3"/>
      <text:p text:style-name="P4">I wanted to make some overlays and include your grids, so I changed these things. I’m just wondering if there is a reason, since I am not using MM.</text:p>
      <text:p text:style-name="P4"/>
      <text:p text:style-name="P4"/>
      <text:p text:style-name="P6">Refurbished GBC Grid Overlays for 640x480 Devices</text:p>
      <text:p text:style-name="P7">Background:</text:p>
      <text:p text:style-name="P6"/>
      <text:p text:style-name="P4">I wasn’t fully satisfied with what I could find online for 640x480 GBC overlays. I found great grids for simulating the low res LCD grid:</text:p>
      <text:p text:style-name="P4"/>
      <text:p text:style-name="P4"><text:s/><text:a xlink:type="simple" xlink:href="https://www.reddit.com/r/MiyooMini/comments/1857xa7/i_made_a_game_boy_color_overlay/" text:style-name="Internet_20_link" text:visited-style-name="Visited_20_Internet_20_Link">https://www.reddit.com/r/MiyooMini/comments/1857xa7/i_made_a_game_boy_color_overlay/</text:a></text:p>
      <text:p text:style-name="P4"/>
      <text:p text:style-name="P4">The stuff on the borders wasn’t to my liking, though, and I preferred 3X Integer scale to full aspect for GBC. <text:span text:style-name="T4">The existing overlays </text:span><text:span text:style-name="T5">elsewhere</text:span><text:span text:style-name="T4"> have lots of random garbage in the margins.</text:span> The grid was too good to pass up, so I made edited versions of both.</text:p>
      <text:p text:style-name="P4"/>
      <text:p text:style-name="P5">Included:</text:p>
      <text:p text:style-name="P4">-3X Integer Scale Overlay (grid isn’t good looking, but I prefer having all 4 margins to 2 small ones).</text:p>
      <text:p text:style-name="P4">-Full Aspect Ration Overlay (simple with excellent grid).</text:p>
      <text:p text:style-name="P4">-<text:span text:style-name="T4">Krita source file if you want to make your own edits and export your own overlays.</text:span></text:p>
      <text:p text:style-name="P4">-<text:span text:style-name="T4">Source files and game screenshot for reference.</text:span></text:p>
      <text:p text:style-name="P4"/>
      <text:p text:style-name="P4">All include small shadows around the edges of the game like that overlay on the RG35XXSP.</text:p>
      <text:p text:style-name="P8">If you want to omit anything you can open the Krita file in Krita and click the eye icons next to each layer to hide or show them.</text:p>
      <text:p text:style-name="P8"/>
      <text:p text:style-name="P10">Advantages:</text:p>
      <text:p text:style-name="P9"><text:tab/>Cool Grid. Clean overlay free of junk. More immersive. Grid hides nearest neighbor unevenness to some extent. Grid makes a blurry bilinear filter look better, making it a good option for text heavy games (on my RG35XX with Koriki I only have Bilinear 1x, GarlicOS goes up to 4x and looks much sharper.) Start your own with the Krita .kra file.</text:p>
      <text:p text:style-name="P1"/>
      <text:p text:style-name="P2"><text:span text:style-name="T2">Change Log</text:span><text:span text:style-name="T1">:</text:span><text:line-break/><text:tab/>Grid is 2 pixels off center, so borders version cover up 4 px on left side, and both have what look like half-pixels on the left of the game. Grid is centered now. </text:p>
      <text:p text:style-name="P1"><text:tab/>Aspect ratio will use 533 pixels wide <text:span text:style-name="T3">for 3.33333X GB resolution</text:span>, but grid is 532. I did not change because I don’t want to mess with the awesome looking grid, and <text:span text:style-name="T6">because</text:span> the grid could be perfectly centered, since an odd numbered width would mean one side gets 1 more pixel than the other. The bordered version will cover up the one extra pixel and make the game appear completely centered as a bonus (if you can call it that).</text:p>
      <text:p text:style-name="P1"><text:tab/><text:span text:style-name="T3">3X Integer Scale overlays always had random garbage in the margins everywhere. I got rid of everything except for the power indicator and </text:span><text:span text:style-name="T6">gave it similar proportions to the real thing.</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0T21:02:13.445000000</meta:creation-date>
    <dc:date>2024-07-10T22:31:17.818000000</dc:date>
    <meta:editing-duration>PT44M46S</meta:editing-duration>
    <meta:editing-cycles>7</meta:editing-cycles>
    <meta:generator>LibreOffice/7.6.4.1$Windows_X86_64 LibreOffice_project/e19e193f88cd6c0525a17fb7a176ed8e6a3e2aa1</meta:generator>
    <meta:document-statistic meta:table-count="0" meta:image-count="0" meta:object-count="0" meta:page-count="1" meta:paragraph-count="20" meta:word-count="498" meta:character-count="2794" meta:non-whitespace-character-count="2308"/>
  </office:meta>
</office:document-meta>
</file>